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fo:font-style="normal" style:font-style-asian="normal" style:font-style-complex="normal"/>
    </style:style>
    <style:style style:name="P80" style:family="paragraph" style:parent-style-name="Text_20_body" style:list-style-name="L5">
      <style:text-properties fo:font-style="normal" style:font-style-asian="normal" style:font-style-complex="normal"/>
    </style:style>
    <style:style style:name="P81" style:family="paragraph" style:parent-style-name="Text_20_body" style:list-style-name="L8">
      <style:text-properties fo:font-style="normal" style:font-style-asian="normal" style:font-style-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6">
      <style:text-properties style:text-line-through-style="solid"/>
    </style:style>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3">
      <style:text-properties style:font-name="Arial1" fo:font-size="11pt"/>
    </style:style>
    <style:style style:name="P101" style:family="paragraph" style:parent-style-name="Text_20_body" style:list-style-name="L32">
      <style:text-properties style:font-name="Arial1" fo:font-size="11pt"/>
    </style:style>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text-properties fo:color="#000000"/>
    </style:style>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3"/>
    <style:style style:name="P122" style:family="paragraph" style:parent-style-name="Text_20_body" style:list-style-name="L44"/>
    <style:style style:name="P123" style:family="paragraph" style:parent-style-name="Text_20_body" style:list-style-name="L45"/>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6"/>
    <style:style style:name="P135" style:family="paragraph" style:parent-style-name="Text_20_body" style:list-style-name="L57"/>
    <style:style style:name="P136" style:family="paragraph" style:parent-style-name="Text_20_body" style:list-style-name="L4">
      <style:paragraph-properties fo:margin-top="0cm" fo:margin-bottom="0.102cm"/>
      <style:text-properties fo:font-style="normal" style:font-style-asian="normal" style:font-style-complex="normal"/>
    </style:style>
    <style:style style:name="P137" style:family="paragraph" style:parent-style-name="Text_20_body" style:list-style-name="L5">
      <style:paragraph-properties fo:margin-top="0cm" fo:margin-bottom="0.102cm"/>
      <style:text-properties fo:font-style="normal" style:font-style-asian="normal" style:font-style-complex="normal"/>
    </style:style>
    <style:style style:name="P138"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39" style:family="paragraph" style:parent-style-name="Text_20_body" style:list-style-name="L6">
      <style:paragraph-properties fo:margin-left="2.501cm" fo:margin-right="0cm" fo:text-indent="-0.635cm" style:auto-text-indent="false"/>
    </style:style>
    <style:style style:name="P140" style:family="paragraph" style:parent-style-name="Heading_20_1" style:list-style-name=""/>
    <style:style style:name="P141" style:family="paragraph" style:parent-style-name="Heading_20_1">
      <style:paragraph-properties fo:break-before="page"/>
    </style:style>
    <style:style style:name="P142" style:family="paragraph" style:parent-style-name="Contents_20_1">
      <style:paragraph-properties>
        <style:tab-stops>
          <style:tab-stop style:position="17.59cm" style:type="right" style:leader-style="dotted" style:leader-text="."/>
        </style:tab-stops>
      </style:paragraph-properties>
    </style:style>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2">
      <style:paragraph-properties fo:break-before="page"/>
      <style:text-properties fo:font-style="normal" style:font-style-asian="normal" style:font-style-complex="normal"/>
    </style:style>
    <style:style style:name="P146" style:family="paragraph" style:parent-style-name="Code_20_Snippet" style:list-style-name="L9"/>
    <style:style style:name="P147" style:family="paragraph" style:parent-style-name="Code_20_Snippet" style:list-style-name="L34"/>
    <style:style style:name="P148" style:family="paragraph" style:parent-style-name="Code_20_Snippet" style:list-style-name="L42"/>
    <style:style style:name="P149" style:family="paragraph" style:parent-style-name="Code_20_Snippet" style:list-style-name="L44"/>
    <style:style style:name="P150" style:family="paragraph" style:parent-style-name="Code_20_Snippet" style:list-style-name="L45"/>
    <style:style style:name="P151" style:family="paragraph" style:parent-style-name="Code_20_Snippet" style:list-style-name="L47"/>
    <style:style style:name="P152" style:family="paragraph" style:parent-style-name="Code_20_Snippet" style:list-style-name="L49"/>
    <style:style style:name="P153" style:family="paragraph" style:parent-style-name="Code_20_Snippet" style:list-style-name="L50"/>
    <style:style style:name="P154" style:family="paragraph" style:parent-style-name="Heading_20_3">
      <style:text-properties fo:color="#000000"/>
    </style:style>
    <style:style style:name="P155" style:family="paragraph" style:parent-style-name="Heading_20_3">
      <style:text-properties fo:font-style="normal" style:font-style-asian="normal" style:font-style-complex="normal"/>
    </style:style>
    <style:style style:name="P156" style:family="paragraph" style:parent-style-name="Heading_20_3">
      <style:paragraph-properties fo:break-before="page"/>
    </style:style>
    <style:style style:name="P157" style:family="paragraph" style:parent-style-name="Contents_20_2">
      <style:paragraph-properties>
        <style:tab-stops>
          <style:tab-stop style:position="17.09cm" style:type="right" style:leader-style="dotted" style:leader-text="."/>
        </style:tab-stops>
      </style:paragraph-properties>
    </style:style>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1"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2"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1"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2">Foreword<text:tab/>2</text:p>
          <text:p text:style-name="P142">License<text:tab/>2</text:p>
          <text:p text:style-name="P142">Introduction to Ruby on Rails<text:tab/>5</text:p>
          <text:p text:style-name="P157">What is Ruby on Rails?<text:tab/>5</text:p>
          <text:p text:style-name="P157">Prerequisites of this Course<text:tab/>5</text:p>
          <text:p text:style-name="P157">Required Software<text:tab/>5</text:p>
          <text:p text:style-name="P142">Installing Ruby on Rails<text:tab/>6</text:p>
          <text:p text:style-name="P157">Installing on Windows<text:tab/>6</text:p>
          <text:p text:style-name="P157">Installing on Linux <text:tab/>6</text:p>
          <text:p text:style-name="P157">Linux on Windows<text:tab/>7</text:p>
          <text:p text:style-name="P142">Web Application in 5 Minutes (or Less)<text:tab/>8</text:p>
          <text:p text:style-name="P157">Aling Nena's Request<text:tab/>8</text:p>
          <text:p text:style-name="P157">Creating the Application<text:tab/>11</text:p>
          <text:p text:style-name="P157">Generating the Scaffolding<text:tab/>13</text:p>
          <text:p text:style-name="P157">Frequently Asked Questions<text:tab/>15</text:p>
          <text:p text:style-name="P142">Modifying the Application<text:tab/>17</text:p>
          <text:p text:style-name="P157">Aling Nena's Follow-Up<text:tab/>17</text:p>
          <text:p text:style-name="P157">Rails Migrations<text:tab/>17</text:p>
          <text:p text:style-name="P157">An Introduction to the Model-View-Controller Architecture<text:tab/>26</text:p>
          <text:p text:style-name="P157">Modifying the Model<text:tab/>29</text:p>
          <text:p text:style-name="P157">Modifying the Controller?<text:tab/>29</text:p>
          <text:p text:style-name="P157">Modifying the View<text:tab/>29</text:p>
          <text:p text:style-name="P142">Rails Applications Without Scaffold (part 1: Show and List)<text:tab/>31</text:p>
          <text:p text:style-name="P157">The Plan<text:tab/>31</text:p>
          <text:p text:style-name="P157">Viewing a Record<text:tab/>31</text:p>
          <text:p text:style-name="P157">Adding a List Page<text:tab/>44</text:p>
          <text:p text:style-name="P142">Rails Applications Without Scaffold (part 2: Delete and Search)<text:tab/>53</text:p>
          <text:p text:style-name="P157">Deleting a Record<text:tab/>53</text:p>
          <text:p text:style-name="P157">Adding a Search Screen<text:tab/>57</text:p>
          <text:p text:style-name="P142">Rails Applications Without Scaffold (part 3: Insert and Update)<text:tab/>62</text:p>
          <text:p text:style-name="P157">Creating a Record<text:tab/>62</text:p>
          <text:p text:style-name="P157">Editing a Record<text:tab/>70</text:p>
          <text:p text:style-name="P142">Rails Applications Without Scaffold (part 4: RESTFul Routes, Callbacks, Filters, and Layout)<text:tab/>73</text:p>
          <text:p text:style-name="P157">Reduce Route Entries with Resource-Based Routing<text:tab/>73</text:p>
          <text:p text:style-name="P157">Perform Actions While A Model is Saved using Callbacks<text:tab/>74</text:p>
          <text:p text:style-name="P157">Limiting User Access with Filters and Authentication<text:tab/>77</text:p>
          <text:p text:style-name="P157">Layouts and Rendering in the View<text:tab/>79</text:p>
          <text:p text:style-name="P142">Associations<text:tab/>86</text:p>
          <text:p text:style-name="P157">Migrations for Associations<text:tab/>86</text:p>
          <text:p text:style-name="P157">Defining Associations in Models<text:tab/>87</text:p>
          <text:p text:style-name="P157">One-to-One Relationships<text:tab/>88</text:p>
          <text:p text:style-name="P157">One-to-Many Relationships<text:tab/>99</text:p>
          <text:p text:style-name="P157">Many-to-many Relationships<text:tab/>102</text:p>
          <text:p text:style-name="P142">Skimming through Rails<text:tab/>114</text:p>
          <text:p text:style-name="P157">Rails Migrations<text:tab/>114</text:p>
          <text:p text:style-name="P157">Active Record<text:tab/>117</text:p>
          <text:p text:style-name="P157">Action Controller<text:tab/>123</text:p>
          <text:p text:style-name="P157"><text:soft-page-break/>Action View<text:tab/>126</text:p>
          <text:p text:style-name="P157">Active Support Time Extensions<text:tab/>126</text:p>
          <text:p text:style-name="P142">Ajax<text:tab/>128</text:p>
          <text:p text:style-name="P157">Prototype<text:tab/>128</text:p>
          <text:p text:style-name="P157">jQuery <text:tab/>136</text:p>
          <text:p text:style-name="P142">Automated Testing with RSpec<text:tab/>140</text:p>
          <text:p text:style-name="P157">Overview to Automated Testing<text:tab/>140</text:p>
          <text:p text:style-name="P157">RSpec<text:tab/>141</text:p>
          <text:p text:style-name="P157">Analysis of the Generated Specs<text:tab/>143</text:p>
          <text:p text:style-name="P157">Test Driven Development with RSpec<text:tab/>152</text:p>
          <text:p text:style-name="P157">More about Automated Testing<text:tab/>161</text:p>
          <text:p text:style-name="P142">Deployment<text:tab/>163</text:p>
          <text:p text:style-name="P157">Configuration<text:tab/>163</text:p>
          <text:p text:style-name="P157">Internationalization<text:tab/>167</text:p>
          <text:p text:style-name="P157">Deployment Options<text:tab/>179</text:p>
          <text:p text:style-name="P157">Rake<text:tab/>181</text:p>
        </text:index-body>
      </text:table-of-content>
      <text:p text:style-name="Standard"/>
      <text:h text:style-name="Heading_20_1" text:outline-level="1"/>
      <text:h text:style-name="P141"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738141622" text:style-name="L1">
        <text:list-item>
          <text:p text:style-name="P76">Basic web development: HTML, CSS, and JavaScript</text:p>
        </text:list-item>
        <text:list-item>
          <text:p text:style-name="P76">Web application development: HTTP 1.1, server-side scripting</text:p>
        </text:list-item>
        <text:list-item>
          <text:p text:style-name="P76">Object-Oriented Programming</text:p>
        </text:list-item>
        <text:list-item>
          <text:p text:style-name="P76">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359162979" text:style-name="L2">
        <text:list-item>
          <text:p text:style-name="P77"><text:a xlink:type="simple" xlink:href="http://tryruby.org/"><text:span text:style-name="T4">TryRuby.org</text:span></text:a></text:p>
        </text:list-item>
        <text:list-item>
          <text:p text:style-name="P77"><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696095260" text:style-name="L3">
        <text:list-item>
          <text:p text:style-name="P78">Ruby 1.9.2</text:p>
        </text:list-item>
        <text:list-item>
          <text:p text:style-name="P78">Ruby on Rails 3.0.10</text:p>
        </text:list-item>
        <text:list-item>
          <text:p text:style-name="P78">RSpec Rails 2.5</text:p>
        </text:list-item>
        <text:list-item>
          <text:p text:style-name="P78">SQLite 3 or MySQL 5</text:p>
        </text:list-item>
      </text:list>
      <text:h text:style-name="P141"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1"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051907252" text:style-name="L4">
        <text:list-item>
          <text:p text:style-name="P136">It must be able to list all of the <text:s/>her customers' debts.</text:p>
        </text:list-item>
        <text:list-item>
          <text:p text:style-name="P136">It must be able to create a new debt record.</text:p>
        </text:list-item>
        <text:list-item>
          <text:p text:style-name="P136">It must be able to retrieve and display the details of a single debt.</text:p>
        </text:list-item>
        <text:list-item>
          <text:p text:style-name="P136">It must be able to update the details of a debt.</text:p>
        </text:list-item>
        <text:list-item>
          <text:p text:style-name="P79">It must be able to delete a debt record.</text:p>
        </text:list-item>
      </text:list>
      <text:p text:style-name="P28">Also, a debt record should have the following details:</text:p>
      <text:list xml:id="list956807039" text:style-name="L5">
        <text:list-item>
          <text:p text:style-name="P137">name – the name of the customer with the debt</text:p>
        </text:list-item>
        <text:list-item>
          <text:p text:style-name="P137">item – contains the items bought under credit; can be much longer than the name field</text:p>
        </text:list-item>
        <text:list-item>
          <text:p text:style-name="P80">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4"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5"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332992473" text:style-name="L6">
        <text:list-item>
          <text:p text:style-name="P82"><text:span text:style-name="Code"><text:span text:style-name="T10">rails generate</text:span></text:span><text:span text:style-name="T4"> – tells ruby to run the "generate" script</text:span></text:p>
        </text:list-item>
        <text:list-item>
          <text:p text:style-name="P82"><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2"><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38">"Debts" will become the name of the resource i.e. the table in the database.</text:p>
            </text:list-item>
            <text:list-item>
              <text:p text:style-name="P138">The model class that will handle the database operations for that resource will be named "Debt."</text:p>
            </text:list-item>
            <text:list-item>
              <text:p text:style-name="P139"><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38">"Debts" will be the name of the debt handling application as we shall later see in the Action Controllers.</text:p>
            </text:list-item>
          </text:list>
        </text:list-item>
        <text:list-item>
          <text:p text:style-name="P82"><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2156842732" text:style-name="L7">
        <text:list-item>
          <text:p text:style-name="P83"><text:span text:style-name="Code">rails</text:span> – the command used to create an application and run Rails scripts.</text:p>
        </text:list-item>
        <text:list-item>
          <text:p text:style-name="P83"><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1"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494582089" text:style-name="L8">
        <text:list-item>
          <text:p text:style-name="P81">update the table in the database to add the new field, and</text:p>
        </text:list-item>
        <text:list-item>
          <text:p text:style-name="P81">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2046032246" text:style-name="L9">
              <text:list-item>
                <text:p text:style-name="P84">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4">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6"><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4"><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4"><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447047992" text:style-name="L10">
              <text:list-item>
                <text:p text:style-name="P85">The parenthesis takes precedence over all operators. </text:p>
              </text:list-item>
              <text:list-item>
                <text:p text:style-name="P85">The operators with a “Yes” in the “Method?” column are implemented as methods, and may be overridden.</text:p>
              </text:list-item>
              <text:list-item>
                <text:p text:style-name="P85">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5">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4"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4">View</text:span></text:p></draw:rect><draw:rect draw:style-name="gr2" draw:text-style-name="P161" svg:width="3.541cm" svg:height="2.188cm" svg:x="7.274cm" svg:y="2.046cm"><text:p text:style-name="P160"><text:span text:style-name="T64">Controller</text:span></text:p></draw:rect><draw:rect draw:style-name="gr2" draw:text-style-name="P161" svg:width="3.537cm" svg:height="2.188cm" svg:x="10.814cm" svg:y="5.872cm"><text:p text:style-name="P160"><text:span text:style-name="T64">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4">1</text:span></text:p></draw:ellipse><draw:ellipse draw:style-name="gr2" draw:text-style-name="P161" svg:width="0.59cm" svg:height="0.548cm" svg:x="11.404cm" svg:y="4.234cm"><text:p text:style-name="P160"><text:span text:style-name="T64">2</text:span></text:p></draw:ellipse><draw:ellipse draw:style-name="gr2" draw:text-style-name="P161" svg:width="0.59cm" svg:height="0.548cm" svg:x="6.685cm" svg:y="4.234cm"><text:p text:style-name="P160"><text:span text:style-name="T64">3</text:span></text:p></draw:ellipse><draw:ellipse draw:style-name="gr2" draw:text-style-name="P161" svg:width="0.592cm" svg:height="0.548cm" svg:x="3.145cm" svg:y="4.234cm"><text:p text:style-name="P160"><text:span text:style-name="T64">4</text:span></text:p></draw:ellipse></draw:g></text:p>
      <text:list xml:id="list63579712" text:style-name="L11">
        <text:list-item>
          <text:p text:style-name="P86">User (in the form of a browser here) sends a request to the Controller</text:p>
        </text:list-item>
        <text:list-item>
          <text:p text:style-name="P86">Controller interacts with the Model</text:p>
        </text:list-item>
        <text:list-item>
          <text:p text:style-name="P86">Controller invokes the View</text:p>
        </text:list-item>
        <text:list-item>
          <text:p text:style-name="P86">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4">Controller</text:span></text:p></draw:rect><draw:rect draw:style-name="gr2" draw:text-style-name="P161" svg:width="3.35cm" svg:height="2.262cm" svg:x="7.657cm" svg:y="2.681cm"><text:p text:style-name="P160"><text:span text:style-name="T64">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4">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4">1</text:span></text:p></draw:ellipse><draw:ellipse draw:style-name="gr2" draw:text-style-name="P161" svg:width="0.56cm" svg:height="0.565cm" svg:x="9.477cm" svg:y="1.496cm"><text:p text:style-name="P160"><text:span text:style-name="T64">2</text:span></text:p></draw:ellipse><draw:ellipse draw:style-name="gr2" draw:text-style-name="P161" svg:width="0.558cm" svg:height="0.567cm" svg:x="11.066cm" svg:y="5.449cm"><text:p text:style-name="P160"><text:span text:style-name="T64">3</text:span></text:p></draw:ellipse><draw:ellipse draw:style-name="gr2" draw:text-style-name="P161" svg:width="0.558cm" svg:height="0.565cm" svg:x="6.775cm" svg:y="5.539cm"><text:p text:style-name="P160"><text:span text:style-name="T64">4</text:span></text:p></draw:ellipse><draw:rect draw:style-name="gr2" draw:text-style-name="P161" svg:width="3.35cm" svg:height="2.262cm" svg:x="7.332cm" svg:y="3.011cm"><text:p text:style-name="P160"><text:span text:style-name="T64">Books</text:span><text:span text:style-name="T64"><text:line-break/></text:span><text:span text:style-name="T64">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4">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4">Display</text:span><text:span text:style-name="T64"><text:line-break/></text:span><text:span text:style-name="T64">Book</text:span><text:span text:style-name="T64"><text:line-break/></text:span><text:span text:style-name="T64">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4">Active</text:span><text:span text:style-name="T64"><text:line-break/></text:span><text:span text:style-name="T64">Record</text:span><text:span text:style-name="T64"><text:line-break/></text:span><text:span text:style-name="T64">Model</text:span></text:p></draw:rect><draw:ellipse draw:style-name="gr2" draw:text-style-name="P161" svg:width="0.56cm" svg:height="0.565cm" svg:x="3.512cm" svg:y="5.539cm"><text:p text:style-name="P160"><text:span text:style-name="T64">5</text:span></text:p></draw:ellipse></draw:g></text:p>
      <text:list xml:id="list1351793758" text:style-name="L12">
        <text:list-item>
          <text:p text:style-name="P87">Browser requests a page from the server e.g. <text:a xlink:type="simple" xlink:href="http://my.url/books/123"><text:span text:style-name="Code">http://my.url/books/123</text:span></text:a></text:p>
        </text:list-item>
        <text:list-item>
          <text:p text:style-name="P87">Routing finds the Books Controller</text:p>
        </text:list-item>
        <text:list-item>
          <text:p text:style-name="P87">Controller interacts with the Model </text:p>
        </text:list-item>
        <text:list-item>
          <text:p text:style-name="P87">Controller invokes the View</text:p>
        </text:list-item>
        <text:list-item>
          <text:p text:style-name="P87">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55921608" text:style-name="L13">
        <text:list-item>
          <text:p text:style-name="P88">Maintenance was hard. Lack of structure meant that the dependencies between modules aren't clear. Changing one part of the system might affect another part of the system without a programmer knowing it. </text:p>
        </text:list-item>
        <text:list-item>
          <text:p text:style-name="P88">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4">View</text:span></text:p></draw:rect><draw:rect draw:style-name="gr2" draw:text-style-name="P161" svg:width="3.345cm" svg:height="2.109cm" svg:x="3.581cm" svg:y="0.668cm"><text:p text:style-name="P160"><text:span text:style-name="T64">Controller</text:span></text:p></draw:rect><draw:rect draw:style-name="gr2" draw:text-style-name="P161" svg:width="3.347cm" svg:height="2.107cm" svg:x="6.925cm" svg:y="4.356cm"><text:p text:style-name="P160"><text:span text:style-name="T64">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1"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840060210" text:style-name="L14">
        <text:list-item>
          <text:p text:style-name="P89">User must be able to create a product record</text:p>
        </text:list-item>
        <text:list-item>
          <text:p text:style-name="P89">User must be able to view the product record</text:p>
        </text:list-item>
        <text:list-item>
          <text:p text:style-name="P89">User must be able to view a list of product records</text:p>
        </text:list-item>
        <text:list-item>
          <text:p text:style-name="P89">User must be able to modify a product record</text:p>
        </text:list-item>
        <text:list-item>
          <text:p text:style-name="P89">User must be able to delete a product record</text:p>
        </text:list-item>
        <text:list-item>
          <text:p text:style-name="P89">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413581760" text:style-name="L15">
        <text:list-item>
          <text:p text:style-name="P90">Create the migration for Product</text:p>
        </text:list-item>
        <text:list-item>
          <text:p text:style-name="P90">Program the “Show Product” module</text:p>
        </text:list-item>
        <text:list-item>
          <text:p text:style-name="P90">Program the “List Products” module</text:p>
        </text:list-item>
        <text:list-item>
          <text:p text:style-name="P90">Program the “Delete Product” module</text:p>
        </text:list-item>
        <text:list-item>
          <text:p text:style-name="P90">Program the “Search Products” module</text:p>
        </text:list-item>
        <text:list-item>
          <text:p text:style-name="P90">Program the “Create Product” module</text:p>
        </text:list-item>
        <text:list-item>
          <text:p text:style-name="P90">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502793339" text:style-name="L16">
        <text:list-item>
          <text:p text:style-name="P91">User provides the id of the record via the URL</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838031706" text:style-name="L17">
        <text:list-item>
          <text:p text:style-name="P92">We still haven't displayed the details of the record.</text:p>
        </text:list-item>
        <text:list-item>
          <text:p text:style-name="P92">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615987733" text:style-name="L18">
        <text:list-item>
          <text:p text:style-name="P93">All resources are uniquely identified by a URL. For example, a product record can be identified with the following URL:</text:p>
          <text:p text:style-name="P93"><text:a xlink:type="simple" xlink:href="http://my.url/products/1"><text:span text:style-name="Code">http://my.url/products/1</text:span></text:a><text:span text:style-name="Code"> </text:span></text:p>
          <text:p text:style-name="P93">In contrast, an item done in a non-REST framework might look like this</text:p>
          <text:p text:style-name="P93"><text:a xlink:type="simple" xlink:href="http://my.url/view_product.do"><text:span text:style-name="Code">http://my.url/view_product.do</text:span></text:a><text:span text:style-name="Code"> <text:s/></text:span></text:p>
          <text:p text:style-name="P93">In this case, all product records share the same URL and are differentiated only based on the user's state, either via session or cookie.</text:p>
        </text:list-item>
        <text:list-item>
          <text:p text:style-name="P93">Actions done on resources are defined by the HTTP verb of the request. Here are some examples:</text:p>
        </text:list-item>
      </text:list>
      <text:list xml:id="list1277129959" text:style-name="L19">
        <text:list-item>
          <text:p text:style-name="P94"><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4"><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4"><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4"><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4"><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6" text:outline-level="3">Putting it all together: Retrieving a Record</text:h>
      <text:p text:style-name="Text_20_body">To recall, our basic flow for this program is:</text:p>
      <text:list xml:id="list950205978" text:continue-list="list1502793339" text:style-name="L16">
        <text:list-item text:start-value="1">
          <text:p text:style-name="P95">User provides the id of the record via the URL<text:span text:style-name="T29"> – already done</text:span></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4">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4">2</text:span></text:p></draw:circle><draw:ellipse draw:style-name="gr2" draw:text-style-name="P161" svg:width="0.526cm" svg:height="0.521cm" svg:x="10.786cm" svg:y="4.087cm"><text:p text:style-name="P160"><text:span text:style-name="T64">3</text:span></text:p></draw:ellipse><draw:ellipse draw:style-name="gr2" draw:text-style-name="P161" svg:width="0.526cm" svg:height="0.521cm" svg:x="6.759cm" svg:y="4.17cm"><text:p text:style-name="P160"><text:span text:style-name="T64">4</text:span></text:p></draw:ellipse><draw:rect draw:style-name="gr2" draw:text-style-name="P162" svg:width="3.144cm" svg:height="2.084cm" svg:x="7.285cm" svg:y="1.838cm"><text:p text:style-name="P160"><text:span text:style-name="T65">Books</text:span><text:span text:style-name="T65"><text:line-break/></text:span><text:span text:style-name="T65">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25cm" svg:height="0.521cm" svg:x="3.695cm" svg:y="4.17cm"><text:p text:style-name="P160"><text:span text:style-name="T64">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4">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5">3</text:span></text:p></draw:ellipse><draw:rect draw:style-name="gr2" draw:text-style-name="P162" svg:width="3.29cm" svg:height="2.001cm" svg:x="2.418cm" svg:y="0.765cm"><text:p text:style-name="P160"><text:span text:style-name="T65">Action </text:span></text:p><text:p text:style-name="P160"><text:span text:style-name="T65">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51cm" svg:height="0.5cm" svg:x="7.062cm" svg:y="0.423cm"><text:p text:style-name="P160"><text:span text:style-name="T65">1</text:span></text:p></draw:ellipse><draw:ellipse draw:style-name="gr2" draw:text-style-name="P162" svg:width="0.551cm" svg:height="0.5cm" svg:x="12.837cm" svg:y="0.266cm"><text:p text:style-name="P160"><text:span text:style-name="T65">2</text:span></text:p></draw:ellipse></draw:g></text:p>
      <text:p text:style-name="Text_20_body"/>
      <text:p text:style-name="Text_20_body"/>
      <text:p text:style-name="Text_20_body"/>
      <text:list xml:id="list449323917" text:style-name="L20">
        <text:list-item>
          <text:p text:style-name="P96">After the routing dispatches the request to the controller, the controller calls the model to retrieve the data.</text:p>
        </text:list-item>
        <text:list-item>
          <text:p text:style-name="P96">The model retrieves the data from the database.</text:p>
        </text:list-item>
        <text:list-item>
          <text:p text:style-name="P96">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930819618" text:style-name="L21">
        <text:list-item>
          <text:p text:style-name="P97">The controller sends the data to the view.</text:p>
        </text:list-item>
        <text:list-item>
          <text:p text:style-name="P97">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728883456" text:style-name="L22">
        <text:list-item>
          <text:p text:style-name="P98">special variables like the <text:span text:style-name="Code">params</text:span> hash are available in the view through accessor methods</text:p>
        </text:list-item>
        <text:list-item>
          <text:p text:style-name="P98">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659963502" text:style-name="L23">
              <text:list-item>
                <text:p text:style-name="P99">the controller action should be named <text:span text:style-name="Code"><text:span text:style-name="T25">index</text:span></text:span></text:p>
              </text:list-item>
              <text:list-item>
                <text:p text:style-name="P100">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442711613" text:style-name="L24">
        <text:list-item>
          <text:p text:style-name="P102"><text:soft-page-break/>a string – this will be the URL used by the link. As this is brittle for internal use (paths can be easily changed in the <text:span text:style-name="Code">routes.rb</text:span>), this is only used for external links.</text:p>
        </text:list-item>
        <text:list-item>
          <text:p text:style-name="P102">a hash – the link will be based on both the hash and the <text:span text:style-name="Code">routes.rb</text:span>. <text:s/></text:p>
        </text:list-item>
        <text:list-item>
          <text:p text:style-name="P102">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943704031" text:style-name="L25">
        <text:list-item>
          <text:p text:style-name="P103"><text:span text:style-name="Code">xxxx_path</text:span> – returns the relative path of the matched route. For example, calling <text:span text:style-name="Code">products_path</text:span> will return <text:span text:style-name="Code">/products</text:span></text:p>
        </text:list-item>
        <text:list-item>
          <text:p text:style-name="P103"><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1"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043659699" text:style-name="L26">
        <text:list-item>
          <text:p text:style-name="P104">Provide a way to call the controller action for deleting a product</text:p>
        </text:list-item>
        <text:list-item>
          <text:p text:style-name="P104">Delete the product record in the controller action</text:p>
        </text:list-item>
        <text:list-item>
          <text:p text:style-name="P104">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499402395" text:continue-list="list1659963502" text:style-name="L23">
              <text:list-item>
                <text:p text:style-name="P99">the controller action should be named <text:span text:style-name="Code"><text:span text:style-name="T25">destroy</text:span></text:span></text:p>
              </text:list-item>
              <text:list-item>
                <text:p text:style-name="P100">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627874383" text:style-name="L27">
        <text:list-item>
          <text:p text:style-name="P105"><text:span text:style-name="Code">:confirm</text:span> – you can set a confirmation question which will be prompted to the user on click of the link. The link is processed normally if the user accepts.</text:p>
        </text:list-item>
        <text:list-item>
          <text:p text:style-name="P105"><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5"><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54"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54"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412486976" text:style-name="L28">
        <text:list-item>
          <text:p text:style-name="P106">Submit a query to a search action</text:p>
        </text:list-item>
        <text:list-item>
          <text:p text:style-name="P106">The search action retrieves records based on the query</text:p>
        </text:list-item>
        <text:list-item>
          <text:p text:style-name="P106">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562879550" text:style-name="L29">
        <text:list-item>
          <text:p text:style-name="P107"><text:span text:style-name="Code">label_tag</text:span> – creates a label. It has 3 parameters: </text:p>
          <text:list>
            <text:list-item>
              <text:p text:style-name="P107">first parameter sets the for attribute</text:p>
            </text:list-item>
            <text:list-item>
              <text:p text:style-name="P107">second parameter sets the text inside the label. Uses the value of the first argument if not specified.</text:p>
            </text:list-item>
            <text:list-item>
              <text:p text:style-name="P107">third parameter is a hash for setting HTML attributes</text:p>
            </text:list-item>
          </text:list>
        </text:list-item>
        <text:list-item>
          <text:p text:style-name="P107"><text:span text:style-name="Code">text_field_tag</text:span> – creates a standard text field. Also has 3 parameters</text:p>
          <text:list>
            <text:list-item>
              <text:p text:style-name="P107">first parameter sets the name attribute</text:p>
            </text:list-item>
            <text:list-item>
              <text:p text:style-name="P107">second parameter sets the value of the field</text:p>
            </text:list-item>
            <text:list-item>
              <text:p text:style-name="P107">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7"><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7"><text:span text:style-name="Code">:confirm</text:span> – behaves the same way as the <text:span text:style-name="Code">:confirm</text:span> in link_to</text:p>
            </text:list-item>
            <text:list-item>
              <text:p text:style-name="P107"><text:span text:style-name="Code">:disabled</text:span> – disables the button if set to true</text:p>
            </text:list-item>
            <text:list-item>
              <text:p text:style-name="P107"><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723427806" text:style-name="L30">
        <text:list-item>
          <text:p text:style-name="P108"><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08"><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54"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0" text:outline-level="1"/>
      <text:h text:style-name="P141"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198085237" text:style-name="L31">
        <text:list-item>
          <text:p text:style-name="P109">one action to prepare the form</text:p>
        </text:list-item>
        <text:list-item>
          <text:p text:style-name="P109">one view to render the form to the user</text:p>
        </text:list-item>
        <text:list-item>
          <text:p text:style-name="P109">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1280545568" text:style-name="L32">
              <text:list-item>
                <text:p text:style-name="P110">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0">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0">the controller action that processes the submitted form should be named <text:span text:style-name="Code"><text:span text:style-name="T25">create</text:span></text:span>.</text:p>
              </text:list-item>
              <text:list-item>
                <text:p text:style-name="P101">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062115181" text:style-name="L33">
        <text:list-item>
          <text:p text:style-name="P111"><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1"><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726221245" text:style-name="L34">
        <text:list-item>
          <text:p text:style-name="P112">They use symbols for their first parameter. This signifies that they refer to a specific field in the model provided in the <text:span text:style-name="Code">form_for</text:span> call.</text:p>
        </text:list-item>
        <text:list-item>
          <text:p text:style-name="P112">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2">We can do away with the <text:span text:style-name="Code">f</text:span> prefix, but doing that would require us to tell the form helpers what the model should they refer to. e.g.:</text:p>
          <text:p text:style-name="P147">&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016022886" text:continue-list="list1280545568" text:style-name="L32">
              <text:list-item>
                <text:p text:style-name="P110">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0">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0">the controller action that processes the submitted form should be named <text:span text:style-name="Code"><text:span text:style-name="T25">update</text:span></text:span>.</text:p>
              </text:list-item>
              <text:list-item>
                <text:p text:style-name="P110">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1"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4"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64493669" text:style-name="L35">
        <text:list-item>
          <text:p text:style-name="P113"><text:span text:style-name="Code">:alt </text:span>– If no alt text is given, the file name part of the source is used (capitalized and without the extension)</text:p>
        </text:list-item>
        <text:list-item>
          <text:p text:style-name="P113"><text:span text:style-name="Code">:size</text:span> – Supplied <text:s/>as “{Width}x{Height}”, so “30x45” becomes width=“30” and height=“45”. :size will be ignored if the value is not in the correct format.</text:p>
        </text:list-item>
        <text:list-item>
          <text:p text:style-name="P113"><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1"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3" text:outline-level="2"/>
      <text:h text:style-name="P144"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998446716" text:style-name="L36">
        <text:list-item>
          <text:p text:style-name="P114"><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4"><text:span text:style-name="Code">employee.build_department(attribute_hash)</text:span> – basically a shorthand for <text:span text:style-name="Code">employee.department = Department.new(attribute_hash)</text:span>. Also returns the newly created Department.</text:p>
        </text:list-item>
        <text:list-item>
          <text:p text:style-name="P114"><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4"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038738215" text:style-name="L37">
        <text:list-item>
          <text:p text:style-name="P115"><text:span text:style-name="Code">:include_blank</text:span> – adds a blank entry at the top of the list. Can be the text of the entry (e.g. “none”) or <text:span text:style-name="Code">true</text:span> (which will just put a blank entry).</text:p>
        </text:list-item>
        <text:list-item>
          <text:p text:style-name="P115"><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5"><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18"> <text:s/>def display_purchase(invoice)<text:line-break/> <text:s text:c="3"/>unless invoice.purchase.nil?<text:line-break/> <text:s text:c="5"/>link_to invoice.purchase.description, invoice.purchase<text:line-break/>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53377149" text:style-name="L38">
        <text:list-item>
          <text:p text:style-name="P116"><text:span text:style-name="Code">purchase.invoice</text:span>, <text:span text:style-name="Code">purchase.invoice=</text:span></text:p>
        </text:list-item>
        <text:list-item>
          <text:p text:style-name="P116"><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325069553" text:style-name="L39">
        <text:list-item>
          <text:p text:style-name="P117"><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7"><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4"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916811209" text:style-name="L40">
        <text:list-item>
          <text:p text:style-name="P118"><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18"><text:span text:style-name="Code">supplier.purchases &lt;&lt;</text:span> <text:span text:style-name="Code"><text:span text:style-name="T1">new_purchase</text:span></text:span> – adds a Purchase to the list of Purchases associated with the Supplier. </text:p>
        </text:list-item>
        <text:list-item>
          <text:p text:style-name="P118"><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18"><text:span text:style-name="Code">supplier.purchases = </text:span><text:span text:style-name="Code"><text:span text:style-name="T1">list_of_purchases</text:span></text:span> – assigns a list of Purchase objects to the Supplier, removing associations as appropriate.</text:p>
        </text:list-item>
        <text:list-item>
          <text:p text:style-name="P118"><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18"><text:span text:style-name="Code">supplier.purchases.clear</text:span> – removes all associations to Purchase objects.</text:p>
        </text:list-item>
        <text:list-item>
          <text:p text:style-name="P118"><text:span text:style-name="Code">supplier.purchases.empty?</text:span> – returns true if there are no associated Purchases</text:p>
        </text:list-item>
        <text:list-item>
          <text:p text:style-name="P118"><text:span text:style-name="Code">supplier.purchases.size</text:span> – returns the number of associated Purchases</text:p>
        </text:list-item>
        <text:list-item>
          <text:p text:style-name="P118"><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18"><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4"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579949537" text:style-name="L41">
        <text:list-item>
          <text:p text:style-name="P119">It must be named according to the tables involved in the relationship, separated by underscore and arranged alphabetically. In the Product-Purchase case, the table should be <text:span text:style-name="Code">products_purchases</text:span>.</text:p>
        </text:list-item>
        <text:list-item>
          <text:p text:style-name="P119">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6">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6">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6">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6">Line Item</text:span></text:p></draw:rect><draw:rect draw:style-name="gr2" draw:text-style-name="P165" svg:width="3.294cm" svg:height="1.872cm" svg:x="6.962cm" svg:y="1.343cm"><text:p text:style-name="P164"><text:span text:style-name="T66">product_id</text:span></text:p><text:p text:style-name="P164"><text:span text:style-name="T66">purchase_id</text:span></text:p></draw:rect><draw:rect draw:style-name="gr2" draw:text-style-name="P163" svg:width="3.292cm" svg:height="0.937cm" svg:x="12.448cm" svg:y="0.406cm"><text:p text:style-name="P160"><text:span text:style-name="T66">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6">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h text:style-name="Heading_20_2" text:outline-level="2"/>
      <text:p text:style-name="Text_20_body"/>
      <text:h text:style-name="P141"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368173662" text:style-name="L42">
        <text:list-item>
          <text:p text:style-name="P120"><text:span text:style-name="Code">:null</text:span> – set this option to true if nulls are allowed for this field, false otherwise</text:p>
          <text:p text:style-name="P148"><text:s text:c="4"/>t.string :name, :null =&gt; false <text:s/># sets name field to mandatory</text:p>
        </text:list-item>
        <text:list-item>
          <text:p text:style-name="P120"><text:span text:style-name="Code">:default</text:span> – set this option to make the database set a default value for the field if the field is left empty. If you want the field default to be NULL, use <text:span text:style-name="Code">nil</text:span>.</text:p>
        </text:list-item>
        <text:list-item>
          <text:p text:style-name="P120"><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00645715" text:style-name="L43">
        <text:list-item>
          <text:p text:style-name="P121"><text:span text:style-name="Code">:precision</text:span> – the precision of the decimal column, the number of significant digits in the number</text:p>
        </text:list-item>
        <text:list-item>
          <text:p text:style-name="P121"><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615395542" text:style-name="L44">
        <text:list-item>
          <text:p text:style-name="P122"><text:span text:style-name="Code">:id =&gt; false</text:span> – this will prevent the automatic creation of the primary key</text:p>
        </text:list-item>
        <text:list-item>
          <text:p text:style-name="P122"><text:span text:style-name="Code">:primary_key</text:span> – if :id is is not set to false, you can set this option to change the name of the primary key from “id” e.g.</text:p>
          <text:p text:style-name="P149">create_table :debts, :primary_key =&gt; <text:span text:style-name="T27">"</text:span>debt_no<text:span text:style-name="T27">"</text:span> do |t|</text:p>
        </text:list-item>
        <text:list-item>
          <text:p text:style-name="P122"><text:span text:style-name="Code">:force =&gt; true</text:span> – this will make the migration drop the table of the same name (if it exists) before creating the table</text:p>
        </text:list-item>
        <text:list-item>
          <text:p text:style-name="P122"><text:span text:style-name="Code">:temporary =&gt; true</text:span> – the table created is only temporary and will be dropped when the connection is closed. </text:p>
        </text:list-item>
        <text:list-item>
          <text:p text:style-name="P122"><text:span text:style-name="Code">:options</text:span> – the value specified in this option will be appended to the table definition SQL. For example:</text:p>
          <text:p text:style-name="P149">create_table :debts, :options =&gt; <text:span text:style-name="T27">"ENGINE=InnoDB DEFAULT CHARSET=utf8"</text:span> do |t|</text:p>
          <text:p text:style-name="P122">will create:</text:p>
          <text:p text:style-name="P149"><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40274620" text:style-name="L45">
        <text:list-item>
          <text:p text:style-name="P123"><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0">change_column :debts, :remarks, :text, :limit =&gt; 300</text:p>
        </text:list-item>
        <text:list-item>
          <text:p text:style-name="P123"><text:span text:style-name="Code">rename_column(table_name, column_name, new_column_name)</text:span> – renames a column to <text:span text:style-name="Code">new_column_name</text:span></text:p>
        </text:list-item>
        <text:list-item>
          <text:p text:style-name="P123"><text:span text:style-name="Code">add_index(table_name, column_name, options = {})</text:span> – adds an index to the table. You can set the name of the index as well as the unique setting in the options.</text:p>
        </text:list-item>
        <text:list-item>
          <text:p text:style-name="P123"><text:span text:style-name="Code">remove_index(table_name, options = {})</text:span> – removes an index from the table</text:p>
        </text:list-item>
        <text:list-item>
          <text:p text:style-name="P123"><text:span text:style-name="Code">rename_table(table_name, new_name)</text:span> – renames table <text:span text:style-name="Code">table_name</text:span> to <text:span text:style-name="Code">new_name</text:span></text:p>
        </text:list-item>
        <text:list-item>
          <text:p text:style-name="P123"><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8">20100601120000_....rb</text:span><text:span text:style-name="T68"><text:line-break/></text:span><text:span text:style-name="T68">20100601110000_....rb</text:span><text:span text:style-name="T68"><text:line-break/></text:span><text:span text:style-name="T68">20100601100000_....rb</text:span><text:span text:style-name="T68"><text:line-break/></text:span><text:span text:style-name="T68">20100601090000_....rb</text:span><text:span text:style-name="T68"><text:line-break/></text:span><text:span text:style-name="T68">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69">/db/migrate</text:span></text:p></draw:text-box></draw:frame><draw:rect draw:style-name="gr2" draw:text-style-name="P171" svg:width="5.081cm" svg:height="1.017cm" svg:x="9.657cm" svg:y="0.549cm"><text:p text:style-name="P160"><text:span text:style-name="T69">schema_migrations</text:span></text:p></draw:rect><draw:rect draw:style-name="gr19" draw:text-style-name="P169" svg:width="5.081cm" svg:height="1.652cm" svg:x="9.657cm" svg:y="1.565cm"><text:p text:style-name="P160"><text:span text:style-name="T68">20100601110000_....rb</text:span><text:span text:style-name="T68"><text:line-break/></text:span><text:span text:style-name="T68">20100601100000_....rb</text:span><text:span text:style-name="T68"><text:line-break/></text:span><text:span text:style-name="T68">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1493751871" text:style-name="L46">
        <text:list-item>
          <text:p text:style-name="P124"><text:span text:style-name="Code">first()</text:span> – returns the first record retrieved from the table.</text:p>
        </text:list-item>
        <text:list-item>
          <text:p text:style-name="P124"><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950229629" text:style-name="L47">
        <text:list-item>
          <text:p text:style-name="P125"><text:span text:style-name="Code">count</text:span> – returns the number of records per group</text:p>
          <text:p text:style-name="P151">LineItem.group("purchase_id").count</text:p>
        </text:list-item>
        <text:list-item>
          <text:p text:style-name="P125"><text:span text:style-name="Code">average</text:span> – returns the average value of a specified field per group</text:p>
          <text:p text:style-name="P151">LineItem.group("purchase_id").average("cost")</text:p>
        </text:list-item>
        <text:list-item>
          <text:p text:style-name="P125"><text:span text:style-name="Code">sum</text:span> – returns the sum of the values of a specified field per group</text:p>
          <text:p text:style-name="P151">LineItem.group("purchase_id").sum("cost")</text:p>
        </text:list-item>
        <text:list-item>
          <text:p text:style-name="P125"><text:span text:style-name="Code">maximum</text:span>, <text:span text:style-name="Code">minimum</text:span> – returns the maximum and minimum value of a specified field per group</text:p>
          <text:p text:style-name="P151">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857830722" text:style-name="L48">
        <text:list-item>
          <text:p text:style-name="P126"><text:span text:style-name="Code">validates_acceptance_of</text:span> – validates if the specified field is accepted by the user, usually used in terms of service check boxes. </text:p>
        </text:list-item>
        <text:list-item>
          <text:p text:style-name="P126"><text:span text:style-name="Code">validates_associated</text:span> – validates if the objects in the specified associations are valid.</text:p>
        </text:list-item>
        <text:list-item>
          <text:p text:style-name="P126"><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6"><text:soft-page-break/><text:span text:style-name="Code">validates_each</text:span> – validates each attribute against a block</text:p>
        </text:list-item>
        <text:list-item>
          <text:p text:style-name="P126"><text:span text:style-name="Code">validates_inclusion_of</text:span>, <text:span text:style-name="Code">validates_exclusion_of</text:span> – validates if the value of the field is part of (inclusion) or not part of (exclusion) the specified collection</text:p>
        </text:list-item>
        <text:list-item>
          <text:p text:style-name="P126"><text:span text:style-name="Code">validates_format_of</text:span> – validates the field against a regular expression</text:p>
        </text:list-item>
        <text:list-item>
          <text:p text:style-name="P126"><text:span text:style-name="Code">validates_length_of</text:span> – validates the length of the field</text:p>
        </text:list-item>
        <text:list-item>
          <text:p text:style-name="P126"><text:span text:style-name="Code">validates_numericality_of</text:span> – validates the field if it's a number. Can also check if it's a float or an integer.</text:p>
        </text:list-item>
        <text:list-item>
          <text:p text:style-name="P126"><text:span text:style-name="Code">validates_uniqueness_of</text:span> – validates whether the field is unique in the table</text:p>
        </text:list-item>
      </text:list>
      <text:p text:style-name="Text_20_body">These validation methods typically have the following options:</text:p>
      <text:list xml:id="list2089264000" text:style-name="L49">
        <text:list-item>
          <text:p text:style-name="P127"><text:span text:style-name="Code">:message</text:span> – allows you to replace the default message. For example you want to change the “can't be blank” message for <text:span text:style-name="Code">validates_presence_of</text:span>, you can use:</text:p>
          <text:p text:style-name="P152">validates_presence_of :name, :message =&gt; "is required"</text:p>
        </text:list-item>
        <text:list-item>
          <text:p text:style-name="P127"><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7"><text:span text:style-name="Code">:allow_nil</text:span> – skips the validation if the attribute is nil</text:p>
        </text:list-item>
        <text:list-item>
          <text:p text:style-name="P127"><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59400336" text:style-name="L50">
        <text:list-item>
          <text:p text:style-name="P128"><text:span text:style-name="Code">[]</text:span> – returns an array of errors for a specified field</text:p>
          <text:p text:style-name="P153">&gt;&gt; p = Product.new<text:line-break/>=&gt; #&lt;Product id: nil, name: nil, ...&gt;<text:line-break/>&gt;&gt; p.valid?<text:line-break/>=&gt; false<text:line-break/>&gt;&gt; p.errors[:name]<text:line-break/>=&gt; "can't be blank"</text:p>
        </text:list-item>
        <text:list-item>
          <text:p text:style-name="P128"><text:span text:style-name="Code">size</text:span> – returns the number of errors in the collection</text:p>
          <text:p text:style-name="P153">&gt;&gt; p = Product.new<text:line-break/>=&gt; #&lt;Product id: nil, name: nil, ...&gt;<text:line-break/>&gt;&gt; p.errors.size<text:line-break/>=&gt; 0<text:line-break/>&gt;&gt; p.valid?<text:line-break/>=&gt; false<text:line-break/>&gt;&gt; p.errors.size<text:line-break/>=&gt; 2</text:p>
        </text:list-item>
        <text:list-item>
          <text:p text:style-name="P128"><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1286679036" text:style-name="L51">
        <text:list-item>
          <text:p text:style-name="P129"><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29"><text:span text:style-name="Code">file_field</text:span> – creates a file upload input tag. Uploading files is not part of the scope of this training course.</text:p>
        </text:list-item>
        <text:list-item>
          <text:p text:style-name="P129"><text:span text:style-name="Code">radio_button</text:span> – creates a radio button input tag. The radio buttons are grouped according to the specified field.</text:p>
        </text:list-item>
        <text:list-item>
          <text:p text:style-name="P129"><text:span text:style-name="Code">hidden_field</text:span> – creates a hidden input tag.</text:p>
        </text:list-item>
        <text:list-item>
          <text:p text:style-name="P129"><text:span text:style-name="Code">password_field</text:span> – creates a password-type input tag.</text:p>
        </text:list-item>
        <text:list-item>
          <text:p text:style-name="P129"><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1"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852124366" text:style-name="L52">
        <text:list-item>
          <text:p text:style-name="P130">status codes – XHR sends the request and DOM modifies the page based on the HTTP status code returned by the server.</text:p>
        </text:list-item>
        <text:list-item>
          <text:p text:style-name="P130">page fragments – XHR sends the request and the server returns a fragment of an HTML page. DOM inserts this fragment somewhere in the current page.</text:p>
        </text:list-item>
        <text:list-item>
          <text:p text:style-name="P130">code fragments – XHR sends the request and also requests for a JavaScript response. The returned data is in the form of JavaScript code that will modify the page through DOM which is then executed by the browser.</text:p>
        </text:list-item>
        <text:list-item>
          <text:p text:style-name="P130">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1"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767808188" text:style-name="L53">
        <text:list-item>
          <text:p text:style-name="P131">“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1">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778683286" text:style-name="L54">
        <text:list-item>
          <text:p text:style-name="P132"><text:span text:style-name="Code">assigns[:key]</text:span> – a hash containing the instance variables of the controller.</text:p>
        </text:list-item>
        <text:list-item>
          <text:p text:style-name="P132"><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126876727" text:style-name="L55">
        <text:list-item>
          <text:p text:style-name="P133">When you create a Customer, it should be set to Active (active = true)</text:p>
        </text:list-item>
        <text:list-item>
          <text:p text:style-name="P133">When you delete a Customer, it should not be deleted from the database. Instead it should be set to Inactive (active = false)</text:p>
        </text:list-item>
        <text:list-item>
          <text:p text:style-name="P133">When you view the list of all Customers, only Active Customers shall be displayed</text:p>
        </text:list-item>
        <text:list-item>
          <text:p text:style-name="P133">When you try to view the details of an inactive record, you should be redirected back to the list of Customers</text:p>
        </text:list-item>
        <text:list-item>
          <text:p text:style-name="P133">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55"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0">model tests</text:span></text:p></draw:rect><draw:rect draw:style-name="gr19" draw:text-style-name="P173" svg:width="4.49cm" svg:height="0.477cm" svg:x="2.72cm" svg:y="1.162cm"><text:p text:style-name="P160"><text:span text:style-name="T71">red</text:span></text:p></draw:rect><draw:rect draw:style-name="gr19" draw:text-style-name="P174" svg:width="4.49cm" svg:height="0.479cm" svg:x="2.72cm" svg:y="1.638cm"><text:p text:style-name="P160"><text:span text:style-name="T72">green</text:span></text:p></draw:rect><draw:rect draw:style-name="gr19" draw:text-style-name="P166" svg:width="4.49cm" svg:height="0.477cm" svg:x="2.72cm" svg:y="2.116cm"><text:p text:style-name="P160"><text:span text:style-name="T67">refactor</text:span></text:p></draw:rect><draw:path draw:style-name="gr20" draw:text-style-name="P161"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2" svg:width="4.492cm" svg:height="0.477cm" svg:x="10.388cm" svg:y="0.741cm"><text:p text:style-name="P160"><text:span text:style-name="T70">controller tests</text:span></text:p></draw:rect><draw:rect draw:style-name="gr19" draw:text-style-name="P173" svg:width="4.492cm" svg:height="0.479cm" svg:x="10.388cm" svg:y="1.217cm"><text:p text:style-name="P160"><text:span text:style-name="T71">red</text:span></text:p></draw:rect><draw:rect draw:style-name="gr19" draw:text-style-name="P174" svg:width="4.492cm" svg:height="0.475cm" svg:x="10.388cm" svg:y="1.695cm"><text:p text:style-name="P160"><text:span text:style-name="T72">green</text:span></text:p></draw:rect><draw:rect draw:style-name="gr19" draw:text-style-name="P166" svg:width="4.492cm" svg:height="0.481cm" svg:x="10.388cm" svg:y="2.169cm"><text:p text:style-name="P160"><text:span text:style-name="T67">refactor</text:span></text:p></draw:rect><draw:rect draw:style-name="gr19" draw:text-style-name="P172" svg:width="4.49cm" svg:height="0.477cm" svg:x="10.286cm" svg:y="4.064cm"><text:p text:style-name="P160"><text:span text:style-name="T70">view tests</text:span></text:p></draw:rect><draw:rect draw:style-name="gr19" draw:text-style-name="P173" svg:width="4.49cm" svg:height="0.479cm" svg:x="10.286cm" svg:y="4.54cm"><text:p text:style-name="P160"><text:span text:style-name="T71">red</text:span></text:p></draw:rect><draw:rect draw:style-name="gr19" draw:text-style-name="P174" svg:width="4.49cm" svg:height="0.479cm" svg:x="10.286cm" svg:y="5.018cm"><text:p text:style-name="P160"><text:span text:style-name="T72">green</text:span></text:p></draw:rect><draw:rect draw:style-name="gr19" draw:text-style-name="P166" svg:width="4.49cm" svg:height="0.475cm" svg:x="10.286cm" svg:y="5.496cm"><text:p text:style-name="P160"><text:span text:style-name="T67">refactor</text:span></text:p></draw:rect><draw:rect draw:style-name="gr19" draw:text-style-name="P172" svg:width="4.488cm" svg:height="0.479cm" svg:x="2.724cm" svg:y="4.117cm"><text:p text:style-name="P160"><text:span text:style-name="T70">integration tests</text:span></text:p></draw:rect><draw:rect draw:style-name="gr19" draw:text-style-name="P173" svg:width="4.488cm" svg:height="0.479cm" svg:x="2.724cm" svg:y="4.595cm"><text:p text:style-name="P160"><text:span text:style-name="T71">red</text:span></text:p></draw:rect><draw:rect draw:style-name="gr19" draw:text-style-name="P174" svg:width="4.488cm" svg:height="0.479cm" svg:x="2.724cm" svg:y="5.073cm"><text:p text:style-name="P160"><text:span text:style-name="T72">green</text:span></text:p></draw:rect><draw:rect draw:style-name="gr19" draw:text-style-name="P166" svg:width="4.488cm" svg:height="0.475cm" svg:x="2.724cm" svg:y="5.551cm"><text:p text:style-name="P160"><text:span text:style-name="T67">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1"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1"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0">integration tests</text:span></text:p></draw:rect><draw:path draw:style-name="gr20" draw:text-style-name="P161"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1">red</text:span></text:p></draw:rect><draw:rect draw:style-name="gr19" draw:text-style-name="P175" svg:width="3.608cm" svg:height="0.477cm" svg:x="0.934cm" svg:y="10.361cm"><text:p text:style-name="P160"><text:span text:style-name="T73">refactor</text:span></text:p></draw:rect><draw:rect draw:style-name="gr19" draw:text-style-name="P172" svg:width="3.61cm" svg:height="0.477cm" svg:x="7.221cm" svg:y="2.946cm"><text:p text:style-name="P160"><text:span text:style-name="T70">view tests</text:span></text:p></draw:rect><draw:rect draw:style-name="gr19" draw:text-style-name="P172" svg:width="3.611cm" svg:height="0.477cm" svg:x="10.13cm" svg:y="6.17cm"><text:p text:style-name="P160"><text:span text:style-name="T70">controller tests</text:span></text:p></draw:rect><draw:rect draw:style-name="gr19" draw:text-style-name="P173" svg:width="3.61cm" svg:height="0.475cm" svg:x="7.221cm" svg:y="3.422cm"><text:p text:style-name="P160"><text:span text:style-name="T71">red</text:span></text:p></draw:rect><draw:rect draw:style-name="gr19" draw:text-style-name="P174" svg:width="3.61cm" svg:height="0.479cm" svg:x="7.221cm" svg:y="3.897cm"><text:p text:style-name="P160"><text:span text:style-name="T72">green</text:span></text:p></draw:rect><draw:rect draw:style-name="gr19" draw:text-style-name="P175" svg:width="3.61cm" svg:height="0.475cm" svg:x="7.221cm" svg:y="4.375cm"><text:p text:style-name="P160"><text:span text:style-name="T73">refactor</text:span></text:p></draw:rect><draw:rect draw:style-name="gr19" draw:text-style-name="P173" svg:width="3.611cm" svg:height="0.479cm" svg:x="10.126cm" svg:y="6.646cm"><text:p text:style-name="P160"><text:span text:style-name="T71">red</text:span></text:p></draw:rect><draw:rect draw:style-name="gr19" draw:text-style-name="P174" svg:width="3.611cm" svg:height="0.475cm" svg:x="10.126cm" svg:y="7.124cm"><text:p text:style-name="P160"><text:span text:style-name="T72">green</text:span></text:p></draw:rect><draw:rect draw:style-name="gr19" draw:text-style-name="P175" svg:width="3.611cm" svg:height="0.477cm" svg:x="10.126cm" svg:y="7.599cm"><text:p text:style-name="P160"><text:span text:style-name="T73">refactor</text:span></text:p></draw:rect><draw:rect draw:style-name="gr19" draw:text-style-name="P173" svg:width="3.608cm" svg:height="0.479cm" svg:x="3.963cm" svg:y="6.646cm"><text:p text:style-name="P160"><text:span text:style-name="T71">red</text:span></text:p></draw:rect><draw:rect draw:style-name="gr19" draw:text-style-name="P174" svg:width="3.608cm" svg:height="0.475cm" svg:x="3.963cm" svg:y="7.124cm"><text:p text:style-name="P160"><text:span text:style-name="T72">green</text:span></text:p></draw:rect><draw:rect draw:style-name="gr19" draw:text-style-name="P175" svg:width="3.608cm" svg:height="0.477cm" svg:x="3.963cm" svg:y="7.599cm"><text:p text:style-name="P160"><text:span text:style-name="T73">refactor</text:span></text:p></draw:rect><draw:rect draw:style-name="gr19" draw:text-style-name="P174" svg:width="3.61cm" svg:height="0.477cm" svg:x="13.506cm" svg:y="10.266cm"><text:p text:style-name="P160"><text:span text:style-name="T72">green</text:span></text:p></draw:rect><draw:rect draw:style-name="gr19" draw:text-style-name="P172" svg:width="3.608cm" svg:height="0.477cm" svg:x="3.963cm" svg:y="6.17cm"><text:p text:style-name="P160"><text:span text:style-name="T70">model tests</text:span></text:p></draw:rect><draw:path draw:style-name="gr20" draw:text-style-name="P161" svg:width="2.308cm" svg:height="1.337cm" draw:transform="skewX (0.198269403026518) rotate (2.3865632191766) translate (13.7393019896328cm 7.79034126984033cm)" svg:viewBox="0 0 2309 1338" svg:d="m0 0c0 0 279 805 676 1151s986 163 1260-155 373-934 373-934"><text:p/></draw:path><draw:path draw:style-name="gr20" draw:text-style-name="P161" svg:width="1.35cm" svg:height="2.065cm" draw:transform="skewX (0.197571271325721) rotate (2.3855160216254) translate (3.96167284546136cm 7.69512276785761cm)" svg:viewBox="0 0 1351 2066" svg:d="m0 0c0 0 602 106 998 453s438 942 231 1182-787 431-787 431"><text:p/></draw:path><draw:frame draw:style-name="gr22" draw:text-style-name="P176" svg:width="2.588cm" svg:height="1.045cm" svg:x="7.918cm" svg:y="8.841cm"><draw:text-box><text:p text:style-name="P167"><text:span text:style-name="T64">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5068cm 7.88555977182223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7874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1"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543552967" text:style-name="L56">
        <text:list-item>
          <text:p text:style-name="P134"><text:span text:style-name="Code">development</text:span> – the default environment, built for development. This is the environment where we've been working on before we went to testing</text:p>
        </text:list-item>
        <text:list-item>
          <text:p text:style-name="P134"><text:span text:style-name="Code">test</text:span> – this is the environment where our tests are executed against</text:p>
        </text:list-item>
        <text:list-item>
          <text:p text:style-name="P134"><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1801867381" text:style-name="L57">
        <text:list-item>
          <text:p text:style-name="P135"><text:span text:style-name="Code">t</text:span> – alias of translate. Looks up text from the translation files</text:p>
        </text:list-item>
        <text:list-item>
          <text:p text:style-name="P135"><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7">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7">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7">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98</meta:editing-cycles>
    <meta:editing-duration>P13DT12H50M23S</meta:editing-duration>
    <dc:title>Ruby on Rails 3.0</dc:title>
    <dc:date>2011-09-04T01:06:56</dc:date>
    <dc:creator>bry </dc:creator>
    <meta:generator>LibreOffice/3.3$Linux LibreOffice_project/330m19$Build-202</meta:generator>
    <meta:document-statistic meta:table-count="58" meta:image-count="68" meta:object-count="0" meta:page-count="183" meta:paragraph-count="2494" meta:word-count="42887" meta:character-count="286370"/>
  </office:meta>
</office:document-meta>
</file>